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Typewriter" svg:font-family="TlwgTypewriter" style:font-family-generic="modern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TlwgTypewriter" officeooo:rsid="0019fa7b" officeooo:paragraph-rsid="0019fa7b"/>
    </style:style>
    <style:style style:name="P2" style:family="paragraph" style:parent-style-name="Standard">
      <style:paragraph-properties fo:text-align="end" style:justify-single-word="false"/>
      <style:text-properties style:font-name="TlwgTypewriter" fo:font-size="14pt" fo:font-weight="bold" officeooo:rsid="000f3ac0" officeooo:paragraph-rsid="000f3ac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lwgTypewriter" fo:font-size="14pt" fo:font-weight="bold" officeooo:rsid="001ccc6c" officeooo:paragraph-rsid="001ccc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lwgTypewriter" fo:font-size="14pt" officeooo:rsid="001ccc6c" officeooo:paragraph-rsid="001ccc6c" style:font-size-asian="14pt" style:font-size-complex="14pt"/>
    </style:style>
    <style:style style:name="P5" style:family="paragraph" style:parent-style-name="Standard">
      <style:text-properties style:font-name="TlwgTypewriter" fo:font-size="14pt" officeooo:rsid="000f3ac0" officeooo:paragraph-rsid="000f3ac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lwgTypewriter" fo:font-size="14pt" officeooo:rsid="000f3ac0" officeooo:paragraph-rsid="001e2adc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lwgTypewriter" fo:font-size="14pt" officeooo:rsid="000f3ac0" officeooo:paragraph-rsid="000f3ac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lwgTypewriter" fo:font-size="14pt" officeooo:rsid="00197222" officeooo:paragraph-rsid="00197222" style:font-size-asian="14pt" style:font-size-complex="14pt"/>
    </style:style>
    <style:style style:name="P9" style:family="paragraph" style:parent-style-name="Standard">
      <style:text-properties style:font-name="TlwgTypewriter" fo:font-size="14pt" officeooo:rsid="0019fa7b" officeooo:paragraph-rsid="00197222" style:font-size-asian="14pt" style:font-size-complex="14pt"/>
    </style:style>
    <style:style style:name="P10" style:family="paragraph" style:parent-style-name="Standard">
      <style:text-properties style:font-name="TlwgTypewriter" fo:font-size="14pt" officeooo:rsid="0019fa7b" officeooo:paragraph-rsid="0019fa7b" style:font-size-asian="14pt" style:font-size-complex="14pt"/>
    </style:style>
    <style:style style:name="P11" style:family="paragraph" style:parent-style-name="Standard">
      <style:text-properties style:font-name="TlwgTypewriter" fo:font-size="14pt" officeooo:rsid="002d5744" officeooo:paragraph-rsid="002d5744" style:font-size-asian="14pt" style:font-size-complex="14pt"/>
    </style:style>
    <style:style style:name="T1" style:family="text">
      <style:text-properties officeooo:rsid="00112d94"/>
    </style:style>
    <style:style style:name="T2" style:family="text">
      <style:text-properties officeooo:rsid="00131c23"/>
    </style:style>
    <style:style style:name="T3" style:family="text">
      <style:text-properties officeooo:rsid="0013a352"/>
    </style:style>
    <style:style style:name="T4" style:family="text">
      <style:text-properties officeooo:rsid="0014b65e"/>
    </style:style>
    <style:style style:name="T5" style:family="text">
      <style:text-properties officeooo:rsid="0016a37e"/>
    </style:style>
    <style:style style:name="T6" style:family="text">
      <style:text-properties officeooo:rsid="00187942"/>
    </style:style>
    <style:style style:name="T7" style:family="text">
      <style:text-properties officeooo:rsid="0019fa7b"/>
    </style:style>
    <style:style style:name="T8" style:family="text">
      <style:text-properties officeooo:rsid="001a833e"/>
    </style:style>
    <style:style style:name="T9" style:family="text">
      <style:text-properties officeooo:rsid="001ebb26"/>
    </style:style>
    <style:style style:name="T10" style:family="text">
      <style:text-properties officeooo:rsid="001f3f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ctober 23, 1977</text:p>
      <text:p text:style-name="P4"/>
      <text:p text:style-name="P4"/>
      <text:p text:style-name="P4"/>
      <text:p text:style-name="P4"/>
      <text:p text:style-name="P3">To Horace Thompson &amp; Robert Johnson</text:p>
      <text:p text:style-name="P5"/>
      <text:p text:style-name="P11">Urgent.</text:p>
      <text:p text:style-name="P5"/>
      <text:p text:style-name="P6"><text:tab/>There has been an accident in the Pressing Room, one of the workers lost its right arm while processing crude <text:span text:style-name="T1">polymer. Apparently one of the engineers was t</text:span><text:span text:style-name="T9">a</text:span><text:span text:style-name="T1">mpering with the old generator, it has been malfunctioning lately, and it caused the machine to fail in the process. As part of the protocol we decided to replace the </text:span><text:span text:style-name="T2">security access to the main generator, now it is required to use a </text:span><text:span text:style-name="T10">physical </text:span><text:span text:style-name="T2">key and an access code. </text:span><text:span text:style-name="T3">A copy of the key has been given to the head of engineering and head of operations </text:span><text:span text:style-name="T7">(myself)</text:span><text:span text:style-name="T3">, any new copy needs to be requested through a special protocol </text:span><text:span text:style-name="T6">(Talk to Gerald for further details on this)</text:span><text:span text:style-name="T3">. </text:span></text:p>
      <text:p text:style-name="P6"/>
      <text:p text:style-name="P6"><text:span text:style-name="T4"><text:tab/>The access code, however, will not be change</text:span><text:span text:style-name="T6">d</text:span><text:span text:style-name="T4"> as it needs to be reprogrammed by a special electronic technician. The code will be 56</text:span><text:span text:style-name="T5">9304, </text:span><text:span text:style-name="T6">keep it safe and memorize it. At this point I think it will be impossible to purchase a new industrial generator.</text:span></text:p>
      <text:p text:style-name="P7"/>
      <text:p text:style-name="P8"><text:tab/>Regarding the accident, Emilio is taking care of it. He looks a bit tired of dealing with this situation, I would <text:span text:style-name="T7">give it special attention.</text:span></text:p>
      <text:p text:style-name="P9"/>
      <text:p text:style-name="P9"/>
      <text:p text:style-name="P9"/>
      <text:p text:style-name="P10">James <text:span text:style-name="T8">Davis</text:span></text:p>
      <text:p text:style-name="P10">Head of Operation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Typewriter" svg:font-family="TlwgTypewrite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1:21:26.922674922</meta:creation-date>
    <dc:date>2023-12-25T12:30:06.066156983</dc:date>
    <meta:editing-duration>PT1H25M4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8" meta:word-count="198" meta:character-count="1106" meta:non-whitespace-character-count="912"/>
  </office:meta>
</office:document-meta>
</file>